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3542in" style:rel-column-width="510*"/>
    </style:style>
    <style:style style:name="Table1.B" style:family="table-column">
      <style:table-column-properties style:column-width="1.4375in" style:rel-column-width="2070*"/>
    </style:style>
    <style:style style:name="Table1.C" style:family="table-column">
      <style:table-column-properties style:column-width="0.625in" style:rel-column-width="900*"/>
    </style:style>
    <style:style style:name="Table1.H" style:family="table-column">
      <style:table-column-properties style:column-width="0.6875in" style:rel-column-width="990*"/>
    </style:style>
    <style:style style:name="Table1.K" style:family="table-column">
      <style:table-column-properties style:column-width="3.1361in" style:rel-column-width="451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K1" style:family="table-cell">
      <style:table-cell-properties fo:padding="0.0382in" fo:border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officeooo:rsid="0002bc25" officeooo:paragraph-rsid="0002bc25"/>
    </style:style>
    <style:style style:name="P2" style:family="paragraph" style:parent-style-name="Standard">
      <style:text-properties style:font-name="Liberation Sans" fo:font-size="10pt" officeooo:rsid="0002bc25" officeooo:paragraph-rsid="0002bc2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officeooo:rsid="0002bc25" officeooo:paragraph-rsid="0002bc2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officeooo:rsid="0002bc25" officeooo:paragraph-rsid="0012842d" style:font-size-asian="10pt" style:font-size-complex="10pt"/>
    </style:style>
    <style:style style:name="P5" style:family="paragraph" style:parent-style-name="Standard">
      <style:text-properties style:font-name="Liberation Sans" fo:font-size="10pt" officeooo:rsid="000b0d2f" officeooo:paragraph-rsid="000b0d2f" style:font-size-asian="10pt" style:font-size-complex="10pt"/>
    </style:style>
    <style:style style:name="P6" style:family="paragraph" style:parent-style-name="Standard">
      <style:text-properties style:font-name="Liberation Sans" fo:font-size="10pt" officeooo:rsid="00121f27" officeooo:paragraph-rsid="001d7048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037f" officeooo:paragraph-rsid="0016037f" style:font-size-asian="10pt" style:font-size-complex="10pt"/>
    </style:style>
    <style:style style:name="P8" style:family="paragraph" style:parent-style-name="Standard">
      <style:text-properties style:font-name="Liberation Sans" fo:font-size="10pt" officeooo:rsid="001e94a7" officeooo:paragraph-rsid="001e94a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04100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2189d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059441" officeooo:paragraph-rsid="0005944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059441" officeooo:paragraph-rsid="0016bc7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059441" officeooo:paragraph-rsid="002189d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officeooo:rsid="0008221a" officeooo:paragraph-rsid="0008221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officeooo:rsid="0009b04c" officeooo:paragraph-rsid="0009b04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officeooo:rsid="0009b04c" officeooo:paragraph-rsid="000c1d4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officeooo:rsid="000a6b55" officeooo:paragraph-rsid="000a6b5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officeooo:rsid="000b0d2f" officeooo:paragraph-rsid="000b0d2f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officeooo:rsid="000b0d2f" officeooo:paragraph-rsid="000c1d4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officeooo:rsid="000b0d2f" officeooo:paragraph-rsid="000ddcd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officeooo:rsid="000b49fc" officeooo:paragraph-rsid="000b49f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officeooo:rsid="000b49fc" officeooo:paragraph-rsid="000ddcd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officeooo:rsid="000c1d41" officeooo:paragraph-rsid="000c1d41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041005" style:font-size-asian="10pt" style:font-size-complex="10pt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058608" style:font-size-asian="10pt" style:font-size-complex="10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1d8f47" style:font-size-asian="10pt" style:font-size-complex="10pt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officeooo:rsid="00041005" officeooo:paragraph-rsid="002189d0" style:font-size-asian="10pt" style:font-size-complex="10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rsid="001fc194" officeooo:paragraph-rsid="001fc194" style:font-size-asian="10pt" style:font-size-complex="10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0pt" officeooo:rsid="00229e66" officeooo:paragraph-rsid="00229e66" style:font-size-asian="10pt" style:font-size-complex="10pt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officeooo:rsid="00176a20" officeooo:paragraph-rsid="00238ed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01d7048" officeooo:paragraph-rsid="001d704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rsid="001d8f47" officeooo:paragraph-rsid="001d8f47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1e94a7" officeooo:paragraph-rsid="001e94a7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rsid="0021270d" officeooo:paragraph-rsid="0021270d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Mono" fo:font-size="10pt" officeooo:rsid="0009b04c" officeooo:paragraph-rsid="0012842d" style:font-size-asian="10pt" style:font-size-complex="10pt"/>
    </style:style>
    <style:style style:name="T1" style:family="text">
      <style:text-properties officeooo:rsid="0008221a"/>
    </style:style>
    <style:style style:name="T2" style:family="text">
      <style:text-properties officeooo:rsid="000c1d41"/>
    </style:style>
    <style:style style:name="T3" style:family="text">
      <style:text-properties officeooo:rsid="000fbb83"/>
    </style:style>
    <style:style style:name="T4" style:family="text">
      <style:text-properties officeooo:rsid="0012842d"/>
    </style:style>
    <style:style style:name="T5" style:family="text">
      <style:text-properties officeooo:rsid="0016037f"/>
    </style:style>
    <style:style style:name="T6" style:family="text">
      <style:text-properties officeooo:rsid="0016bc79"/>
    </style:style>
    <style:style style:name="T7" style:family="text">
      <style:text-properties officeooo:rsid="00041005" style:text-rotation-angle="0" style:text-rotation-scale="line-height"/>
    </style:style>
    <style:style style:name="T8" style:family="text">
      <style:text-properties officeooo:rsid="0016bc79" style:text-rotation-angle="0" style:text-rotation-scale="line-height"/>
    </style:style>
    <style:style style:name="T9" style:family="text">
      <style:text-properties officeooo:rsid="00192102"/>
    </style:style>
    <style:style style:name="T10" style:family="text">
      <style:text-properties officeooo:rsid="001977ad"/>
    </style:style>
    <style:style style:name="T11" style:family="text">
      <style:text-properties officeooo:rsid="001a20a2"/>
    </style:style>
    <style:style style:name="T12" style:family="text">
      <style:text-properties officeooo:rsid="001d7048"/>
    </style:style>
    <style:style style:name="T13" style:family="text">
      <style:text-properties officeooo:rsid="00238eda"/>
    </style:style>
    <style:style style:name="T14" style:family="text">
      <style:text-properties officeooo:rsid="002439bc"/>
    </style:style>
    <style:style style:name="T15" style:family="text">
      <style:text-properties officeooo:rsid="00254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zegląd zasilaczy DAN_W_89</text:p>
      <text:p text:style-name="P2">14.08.2025</text:p>
      <text:p text:style-name="P2"/>
      <text:p text:style-name="P5">Skróty:</text:p>
      <text:p text:style-name="P5">prost. = przebieg prostokątny</text:p>
      <text:p text:style-name="P5">zmod. = przebieg prostokątny zmodulowany<text:span text:style-name="T14"> (</text:span><text:span text:style-name="T15">okresowo zerowany</text:span><text:span text:style-name="T14">)</text:span></text:p>
      <text:p text:style-name="P8">b.n. = brak numeru</text:p>
      <text:p text:style-name="P5"/>
      <text:p text:style-name="P7">Warunki testu:</text:p>
      <text:p text:style-name="P6"><text:span text:style-name="T5">z</text:span>asilanie Vcc=14.9V, Vee=-15.0V<text:span text:style-name="T12">, </text:span><text:span text:style-name="T7">Vpwr=23.5V</text:span></text:p>
      <text:p text:style-name="P7">SW2 = 0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 table:number-columns-repeated="3"/>
        <table:table-column table:style-name="Table1.K"/>
        <table:table-row>
          <table:table-cell table:style-name="Table1.A1" table:number-rows-spanned="2" office:value-type="string">
            <text:p text:style-name="P10">Nr</text:p>
          </table:table-cell>
          <table:table-cell table:style-name="Table1.A1" table:number-rows-spanned="2" office:value-type="string">
            <text:p text:style-name="P28">Ogólna sprawność</text:p>
          </table:table-cell>
          <table:table-cell table:style-name="Table1.A1" table:number-columns-spanned="4" office:value-type="string">
            <text:p text:style-name="P15">DB = 0x73F, /WR=L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6">DB = 0x<text:span text:style-name="T2">8C0</text:span>, /WR=L</text:p>
          </table:table-cell>
          <table:covered-table-cell/>
          <table:covered-table-cell/>
          <table:covered-table-cell/>
          <table:table-cell table:style-name="Table1.K1" office:value-type="string">
            <text:p text:style-name="P13">Komentarz</text:p>
          </table:table-cell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17">U4.1<text:line-break/>U4.1</text:p>
          </table:table-cell>
          <table:table-cell table:style-name="Table1.C2" office:value-type="string">
            <text:p text:style-name="P17">U4.12<text:line-break/>U4.13</text:p>
          </table:table-cell>
          <table:table-cell table:style-name="Table1.C2" office:value-type="string">
            <text:p text:style-name="P17">U5.1<text:line-break/>U5.2</text:p>
          </table:table-cell>
          <table:table-cell table:style-name="Table1.C2" office:value-type="string">
            <text:p text:style-name="P17">U5.12<text:line-break/>U5.13</text:p>
          </table:table-cell>
          <table:table-cell table:style-name="Table1.C2" office:value-type="string">
            <text:p text:style-name="P17">U4.1<text:line-break/>U4.1</text:p>
          </table:table-cell>
          <table:table-cell table:style-name="Table1.C2" office:value-type="string">
            <text:p text:style-name="P17">U4.12<text:line-break/>U4.13</text:p>
          </table:table-cell>
          <table:table-cell table:style-name="Table1.C2" office:value-type="string">
            <text:p text:style-name="P17">U5.1<text:line-break/>U5.2</text:p>
          </table:table-cell>
          <table:table-cell table:style-name="Table1.C2" office:value-type="string">
            <text:p text:style-name="P17">U5.12<text:line-break/>U5.13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14">6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9">4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24">7</text:p>
          </table:table-cell>
          <table:table-cell table:style-name="Table1.C2" office:value-type="string">
            <text:p text:style-name="P29">NIE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31"><text:span text:style-name="T10">w czasie testu przestał działać i zaczął </text:span>grza<text:span text:style-name="T10">ć</text:span> się<text:line-break/>radiator<text:span text:style-name="T12"> </text:span><text:span text:style-name="T10">(dźwięk </text:span><text:span text:style-name="T13">szumu przypominający </text:span><text:span text:style-name="T10">skwierczeni</text:span><text:span text:style-name="T13">e</text:span><text:span text:style-name="T10">); </text:span><text:span text:style-name="T13"><text:s/></text:span>wcześniej <text:span text:style-name="T9">był </text:span>niesprawny</text:p>
          </table:table-cell>
        </table:table-row>
        <table:table-row>
          <table:table-cell table:style-name="Table1.C2" office:value-type="string">
            <text:p text:style-name="P32">2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33">5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34">b.n.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  <table:table-row>
          <table:table-cell table:style-name="Table1.C2" office:value-type="string">
            <text:p text:style-name="P35">8</text:p>
          </table:table-cell>
          <table:table-cell table:style-name="Table1.C2" office:value-type="string">
            <text:p text:style-name="P30">Tak</text:p>
          </table:table-cell>
          <table:table-cell table:style-name="Table1.C2" office:value-type="string">
            <text:p text:style-name="P18">H<text:line-break/>H</text:p>
          </table:table-cell>
          <table:table-cell table:style-name="Table1.C2" office:value-type="string">
            <text:p text:style-name="P18">prost.<text:line-break/>prost.</text:p>
          </table:table-cell>
          <table:table-cell table:style-name="Table1.C2" office:value-type="string">
            <text:p text:style-name="P21">zmod.<text:line-break/>zmod.</text:p>
          </table:table-cell>
          <table:table-cell table:style-name="Table1.C2" office:value-type="string">
            <text:p text:style-name="P23">H<text:line-break/>H</text:p>
          </table:table-cell>
          <table:table-cell table:style-name="Table1.C2" office:value-type="string">
            <text:p text:style-name="P19">prost.<text:line-break/>prost.</text:p>
          </table:table-cell>
          <table:table-cell table:style-name="Table1.C2" office:value-type="string">
            <text:p text:style-name="P19">H<text:line-break/>H</text:p>
          </table:table-cell>
          <table:table-cell table:style-name="Table1.C2" office:value-type="string">
            <text:p text:style-name="P20">H<text:line-break/>H</text:p>
          </table:table-cell>
          <table:table-cell table:style-name="Table1.C2" office:value-type="string">
            <text:p text:style-name="P22">zmod.<text:line-break/>zmod.</text:p>
          </table:table-cell>
          <table:table-cell table:style-name="Table1.K2" office:value-type="string">
            <text:p text:style-name="P24"/>
          </table:table-cell>
        </table:table-row>
      </table:table>
      <text:p text:style-name="P3"/>
      <text:p text:style-name="P36">0x73F<text:span text:style-name="T4"> = 0b.0111.0011.1111</text:span></text:p>
      <text:p text:style-name="P36">0x<text:span text:style-name="T4">8C0 = 0b.1000.1100.0000</text:span></text:p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9:38:22.399416459</meta:creation-date>
    <dc:date>2025-08-14T13:10:27.973895182</dc:date>
    <meta:editing-duration>PT2H14M40S</meta:editing-duration>
    <meta:editing-cycles>30</meta:editing-cycles>
    <meta:generator>LibreOffice/24.2.7.2$Linux_X86_64 LibreOffice_project/420$Build-2</meta:generator>
    <meta:document-statistic meta:table-count="1" meta:image-count="0" meta:object-count="0" meta:page-count="1" meta:paragraph-count="95" meta:word-count="206" meta:character-count="986" meta:non-whitespace-character-count="874"/>
  </office:meta>
</office:document-meta>
</file>